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Arial1" fo:font-size="11pt" fo:font-style="normal" fo:font-weight="normal" officeooo:rsid="00161a19" officeooo:paragraph-rsid="00161a19" style:font-size-asian="11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text-position="0% 100%" fo:font-size="12pt" fo:font-weight="normal" officeooo:rsid="001600d5" officeooo:paragraph-rsid="00150f4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1712ff" officeooo:paragraph-rsid="00150f4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18c30a" officeooo:paragraph-rsid="00150f4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1600d5" officeooo:paragraph-rsid="00150f40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8c30a" officeooo:paragraph-rsid="00150f4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bold" officeooo:rsid="00161a19" officeooo:paragraph-rsid="00161a19" style:font-weight-asian="bold" style:font-weight-complex="bold"/>
    </style:style>
    <style:style style:name="P9" style:family="paragraph" style:parent-style-name="Standard">
      <style:text-properties officeooo:paragraph-rsid="00161a19"/>
    </style:style>
    <style:style style:name="P10" style:family="paragraph" style:parent-style-name="Standard">
      <style:text-properties style:text-position="0% 100%" fo:font-size="12pt" fo:font-weight="normal" officeooo:rsid="0018c30a" officeooo:paragraph-rsid="00150f4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 style:font-name="Arial"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position="0% 100%" style:font-name="Arial" fo:font-size="12pt" fo:font-weight="normal" officeooo:rsid="00161a19" officeooo:paragraph-rsid="0017d99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sub 58%" fo:font-size="12pt" fo:font-style="italic" style:text-underline-style="none" fo:font-weight="normal" officeooo:rsid="00161a19" officeooo:paragraph-rsid="00161a1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12ff"/>
    </style:style>
    <style:style style:name="T3" style:family="text">
      <style:text-properties style:text-position="0% 100%" style:font-name="OpenSymbol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italic" style:text-underline-style="none" style:font-style-asian="italic" style:font-style-complex="italic"/>
    </style:style>
    <style:style style:name="T6" style:family="text">
      <style:text-properties style:text-position="0% 100%" officeooo:rsid="00161a19"/>
    </style:style>
    <style:style style:name="T7" style:family="text">
      <style:text-properties style:text-position="0% 100%" style:font-name="Standard Symbols L"/>
    </style:style>
    <style:style style:name="T8" style:family="text">
      <style:text-properties style:text-position="0% 100%" style:font-name="Arial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italic" style:text-underline-style="none" style:font-style-asian="italic" style:font-style-complex="italic"/>
    </style:style>
    <style:style style:name="T11" style:family="text">
      <style:text-properties officeooo:rsid="001959c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ylor Series</text:p>
      <text:p text:style-name="P9"/>
      <text:p text:style-name="P5"><text:span text:style-name="T1">Taylor Series Expansions </text:span><text:span text:style-name="T2">(assume equally spaced points)</text:span></text:p>
      <text:p text:style-name="P2"/>
      <text:p text:style-name="P3"/>
      <text:p text:style-name="P3"><draw:frame draw:style-name="fr1" draw:name="Object8" text:anchor-type="as-char" svg:y="-0.2953in" svg:width="4.0465in" svg:height="0.44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/>
      <text:p text:style-name="P3"><draw:frame draw:style-name="fr1" draw:name="Object9" text:anchor-type="as-char" svg:y="-0.1484in" svg:width="0.804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6"><text:span text:style-name="T1">There is a value between x</text:span><text:span text:style-name="T9">i</text:span><text:span text:style-name="T1"> and x</text:span><text:span text:style-name="T9">i+1</text:span><text:span text:style-name="T1">, </text:span><text:span text:style-name="T3">ξ</text:span><text:span text:style-name="T1"> such that </text:span><text:span text:style-name="T6">(this is from mean value theorem in calculus)</text:span><text:span text:style-name="T1">:</text:span></text:p>
      <text:p text:style-name="P4"/>
      <text:p text:style-name="P6"><text:span text:style-name="T1">­</text:span><text:span text:style-name="T1"><draw:frame draw:style-name="fr1" draw:name="Object10" text:anchor-type="as-char" svg:y="-0.2807in" svg:width="2.2547in" svg:height="0.43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"/>
      <text:p text:style-name="P7"><text:span text:style-name="T1">Sometimes that last part is called the remainder, </text:span><text:span text:style-name="T5">R</text:span><text:span text:style-name="T10">n</text:span></text:p>
      <text:p text:style-name="P14"/>
      <text:p text:style-name="P11"><draw:frame draw:style-name="fr1" draw:name="Object1" text:anchor-type="as-char" svg:y="-0.172in" svg:width="1.8661in" svg:height="0.2335in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7"><text:span text:style-name="T1">Note that </text:span><text:span text:style-name="T4">n</text:span><text:span text:style-name="T1"> is the number of terms. In the above example n = 2.</text:span></text:p>
      <text:p text:style-name="P11"/>
      <text:p text:style-name="P7"><text:span text:style-name="T1">Example: Find </text:span><text:span text:style-name="T1"><draw:frame draw:style-name="fr1" draw:name="Object2" text:anchor-type="as-char" svg:y="-0.152in" svg:width="0.9772in" svg:height="0.1992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at x = </text:span><text:span text:style-name="T7">p</text:span><text:span text:style-name="T8">/12 using a base point of x = <text:s/>0 use n = 2 and n = 4</text:span></text:p>
      <text:p text:style-name="P12"/>
      <text:p text:style-name="P12"><draw:frame draw:style-name="fr1" draw:name="Object3" text:anchor-type="as-char" svg:y="-0.3311in" svg:width="2.2701in" svg:height="0.6146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2">So for n = 2:</text:p>
      <text:p text:style-name="P12"/>
      <text:p text:style-name="P12"><draw:frame draw:style-name="fr1" draw:name="Object4" text:anchor-type="as-char" svg:y="-0.2272in" svg:width="2.0839in" svg:height="0.407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3">Real answer is 0.<text:span text:style-name="T11">965925826289068</text:span></text:p>
      <text:p text:style-name="P12"/>
      <text:p text:style-name="P12">For n = 4:</text:p>
      <text:p text:style-name="P12"/>
      <text:p text:style-name="P12"><draw:frame draw:style-name="fr1" draw:name="Object5" text:anchor-type="as-char" svg:y="-0.4626in" svg:width="4.4575in" svg:height="0.8654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9-05T11:39:50.489465082</meta:creation-date>
    <dc:date>2019-01-28T12:35:56.635122758</dc:date>
    <meta:editing-duration>PT15M16S</meta:editing-duration>
    <meta:editing-cycles>2</meta:editing-cycles>
    <meta:generator>LibreOffice/6.0.7.3$Linux_X86_64 LibreOffice_project/00m0$Build-3</meta:generator>
    <meta:document-statistic meta:table-count="0" meta:image-count="0" meta:object-count="8" meta:page-count="1" meta:paragraph-count="16" meta:word-count="88" meta:character-count="409" meta:non-whitespace-character-count="33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i>h</mi>
        <mo stretchy="false">+</mo>
        <mfrac>
          <mrow>
            <msup>
              <mi>f</mi>
              <mrow>
                <mi>'</mi>
                <mi>'</mi>
              </mrow>
            </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n>2</mn>
            <mi>!</mi>
          </mrow>
        </mfrac>
      </mrow>
      <mrow>
        <msup>
          <mi>h</mi>
          <mn>2</mn>
        </msup>
        <mo stretchy="false">+</mo>
        <mfrac>
          <mrow>
            <msup>
              <mi>f</mi>
              <mrow>
                <mi>'</mi>
                <mi>'</mi>
                <mi>'</mi>
              </mrow>
            </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n>3</mn>
            <mi>!</mi>
          </mrow>
        </mfrac>
      </mrow>
      <mrow>
        <msup>
          <mi>h</mi>
          <mn>3</mn>
        </msup>
        <mo stretchy="false">+</mo>
        <mfrac>
          <mrow>
            <msup>
              <mi>f</mi>
              <mrow>
                <mo fence="true" stretchy="false">(</mo>
                <mrow>
                  <mn>4</mn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n>4</mn>
            <mi>!</mi>
          </mrow>
        </mfrac>
      </mrow>
      <mrow>
        <msup>
          <mi>h</mi>
          <mn>4</mn>
        </msup>
        <mo stretchy="false">+</mo>
        <mn>..</mn>
      </mrow>
      <mi>.</mi>
    </mrow>
    <annotation encoding="StarMath 5.0">f( x_{i+1} ) = f( x_i ) + f^'( x_i )h+{ f^{'' }( x_i )} over {2!} h^2 + { f^{''' }( x_i )} over {3!} h^3 + { f^{(4) }( x_i )} over {4!} h^4 + ...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i>h</mi>
        <mo stretchy="false">+</mo>
        <msub>
          <mi>R</mi>
          <mi>n</mi>
        </msub>
      </mrow>
    </mrow>
    <annotation encoding="StarMath 5.0">f( x_{i+1} ) = f( x_i ) + f^'( x_i )h+ R_n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sub>
          <mi>x</mi>
          <mrow>
            <mi>i</mi>
            <mo stretchy="false">+</mo>
            <mn>1</mn>
          </mrow>
        </msub>
        <mo stretchy="false">−</mo>
        <msub>
          <mi>x</mi>
          <mi>i</mi>
        </msub>
      </mrow>
    </mrow>
    <annotation encoding="StarMath 5.0">h = x_{ i+1 } - x_i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i>h</mi>
        <mo stretchy="false">+</mo>
        <mfrac>
          <mrow>
            <msup>
              <mi>f</mi>
              <mrow>
                <mi>'</mi>
                <mi>'</mi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</mrow>
          <mrow>
            <mn>2</mn>
            <mi>!</mi>
          </mrow>
        </mfrac>
      </mrow>
      <msup>
        <mi>h</mi>
        <mn>2</mn>
      </msup>
    </mrow>
    <annotation encoding="StarMath 5.0">f( x_{i+1} ) = f( x_i ) + f^'( x_i )h+{ f^{'' }( %xi )} over {2!} h^2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i>x</mi>
        </mrow>
        <mo fence="true" stretchy="false">)</mo>
      </mrow>
    </mrow>
    <annotation encoding="StarMath 5.0">f( x )=cos( x )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si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sin</mi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cos</mi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>f</mi>
            <mi>'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si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sin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f'( x) = -sin( x )  = -sin(0)  = 0 newline
f''( x ) = -cos( x ) = -cos(0) = -1 newline
f'''( x ) = sin( x ) = sin( 0 ) = 0

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i>f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i>f</mi>
            </mrow>
            <mi>'</mi>
            <mrow>
              <mo fence="true" stretchy="false">(</mo>
              <mrow>
                <mn>0</mn>
              </mrow>
              <mo fence="true" stretchy="false">)</mo>
            </mrow>
            <mi>h</mi>
          </mrow>
        </mtd>
      </mtr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row>
                <mn>1</mn>
                <mo stretchy="false">+</mo>
                <mn>0</mn>
              </mrow>
            </mrow>
            <mi>x</mi>
            <mrow>
              <mrow>
                <mo fence="true" stretchy="false">(</mo>
                <mrow>
                  <mrow>
                    <mrow>
                      <mi mathvariant="normal">π</mi>
                      <mo stretchy="false">/</mo>
                      <mn>12</mn>
                    </mrow>
                    <mo stretchy="false">−</mo>
                    <mn>0</mn>
                  </mrow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f( %pi/12 ) approx f( 0 )+f'( 0 )h newline
f(%pi/12) approx 1 + 0x( %pi/12-0  ) = 1</annotation>
  </semantics>
</math>
</file>

<file path=Object 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i>f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i>f</mi>
            </mrow>
            <mi>'</mi>
            <mrow>
              <mo fence="true" stretchy="false">(</mo>
              <mrow>
                <mn>0</mn>
              </mrow>
              <mo fence="true" stretchy="false">)</mo>
            </mrow>
            <mrow>
              <mi>h</mi>
              <mo stretchy="false">+</mo>
              <mfrac>
                <mrow>
                  <mi>f</mi>
                  <mi>'</mi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sup>
                    <mi>h</mi>
                    <mn>2</mn>
                  </msup>
                </mrow>
                <mn>2</mn>
              </mfrac>
              <mo stretchy="false">+</mo>
              <mfrac>
                <mrow>
                  <mi>f</mi>
                  <mi>'</mi>
                  <mi>'</mi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sup>
                    <mi>h</mi>
                    <mn>3</mn>
                  </msup>
                </mrow>
                <mn>6</mn>
              </mfrac>
            </mrow>
          </mrow>
        </mtd>
      </mtr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row>
                <mn>1</mn>
                <mo stretchy="false">+</mo>
                <mn>0</mn>
              </mrow>
            </mrow>
            <mi>x</mi>
            <mrow>
              <mrow>
                <mrow>
                  <mo fence="true" stretchy="false">(</mo>
                  <mrow>
                    <mrow>
                      <mrow>
                        <mi mathvariant="normal">π</mi>
                        <mo stretchy="false">/</mo>
                        <mn>12</mn>
                      </mrow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frac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x</mi>
                    <msup>
                      <mrow>
                        <mo fence="true" stretchy="false">(</mo>
                        <mrow>
                          <mrow>
                            <mi mathvariant="normal">π</mi>
                            <mo stretchy="false">/</mo>
                            <mn>12</mn>
                          </mrow>
                        </mrow>
                        <mo fence="true" stretchy="false">)</mo>
                      </mrow>
                      <mn>2</mn>
                    </msup>
                  </mrow>
                  <mn>2</mn>
                </mfrac>
                <mo stretchy="false">+</mo>
                <mfrac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x</mi>
                    <msup>
                      <mrow>
                        <mo fence="true" stretchy="false">(</mo>
                        <mrow>
                          <mrow>
                            <mi mathvariant="normal">π</mi>
                            <mo stretchy="false">/</mo>
                            <mn>12</mn>
                          </mrow>
                        </mrow>
                        <mo fence="true" stretchy="false">)</mo>
                      </mrow>
                      <mn>3</mn>
                    </msup>
                  </mrow>
                  <mn>6</mn>
                </mfrac>
              </mrow>
              <mo stretchy="false">=</mo>
              <mn>0.966</mn>
            </mrow>
          </mrow>
        </mtd>
      </mtr>
    </mtable>
    <annotation encoding="StarMath 5.0">f( %pi/12 ) approx f( 0 )+f'( 0 )h + {f''(0) h^2} over 2 + {f'''(0) h^3} over 6 newline
f(%pi/12) approx 1 + 0x( %pi/12-0  ) + {( -1 )x( %pi/12 )^2} over 2 + {( 0 )x( %pi/12 )^3} over 6 = 0.966</annotation>
  </semantics>
</math>
</file>